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Info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fo.createFromXml( Element search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archInfo.getLanguag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fo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archInfo.getLangu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fo.SearchInfo( String language , Namespace languageNamespace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Info.SearchInfo( String language , Namespace languageNamespace , String query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archInfo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